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67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5.223cm"/>
    </style:style>
    <style:style style:name="co12" style:family="table-column">
      <style:table-column-properties fo:break-before="auto" style:column-width="5.14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1.169cm" fo:break-before="auto" style:use-optimal-row-height="false"/>
    </style:style>
    <style:style style:name="ro2" style:family="table-row">
      <style:table-row-properties style:row-height="4.098cm" fo:break-before="auto" style:use-optimal-row-height="true"/>
    </style:style>
    <style:style style:name="ro3" style:family="table-row">
      <style:table-row-properties style:row-height="2.106cm" fo:break-before="auto" style:use-optimal-row-height="true"/>
    </style:style>
    <style:style style:name="ro4" style:family="table-row">
      <style:table-row-properties style:row-height="0.938cm" fo:break-before="auto" style:use-optimal-row-height="true"/>
    </style:style>
    <style:style style:name="ro5" style:family="table-row">
      <style:table-row-properties style:row-height="4.486cm" fo:break-before="auto" style:use-optimal-row-height="true"/>
    </style:style>
    <style:style style:name="ro6" style:family="table-row">
      <style:table-row-properties style:row-height="1.71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.67cm" fo:break-before="auto" style:use-optimal-row-height="true"/>
    </style:style>
    <style:style style:name="ro9" style:family="table-row">
      <style:table-row-properties style:row-height="3.249cm" fo:break-before="auto" style:use-optimal-row-height="true"/>
    </style:style>
    <style:style style:name="ro10" style:family="table-row">
      <style:table-row-properties style:row-height="0.893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02cm solid #000000" fo:padding="0.071cm" style:rotation-align="none"/>
      <style:paragraph-properties fo:text-align="start" fo:margin-left="0cm"/>
    </style:style>
    <style:style style:name="ce10" style:family="table-cell" style:parent-style-name="Default" style:data-style-name="N109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9" style:family="table-cell" style:parent-style-name="Default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0" style:family="table-cell" style:parent-style-name="Default">
      <style:table-cell-properties fo:background-color="#83caff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/>
    </style:style>
  </office:automatic-styles>
  <office:body>
    <office:spreadsheet>
      <table:table table:name="Wolf EBus Confi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5"/>
        <table:table-column table:style-name="co12" table:default-cell-style-name="ce5"/>
        <table:table-column table:style-name="co13" table:number-columns-repeated="1009" table:default-cell-style-name="ce5"/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sender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1" office:value-type="string">
            <text:p>answer_bytes</text:p>
          </table:table-cell>
          <table:table-cell table:style-name="ce29" office:value-type="string">
            <text:p>data_pos</text:p>
          </table:table-cell>
          <table:table-cell table:style-name="ce32" office:value-type="string">
            <text:p>coding</text:p>
          </table:table-cell>
          <table:table-cell table:style-name="ce29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ce40" office:value-type="string">
            <text:p>Bereich</text:p>
          </table:table-cell>
          <table:table-cell table:style-name="ce40" office:value-type="string">
            <text:p>Einheit</text:p>
          </table:table-cell>
          <table:table-cell table:style-name="ce40" office:value-type="string">
            <text:p>Ersatzwert</text:p>
          </table:table-cell>
          <table:table-cell table:style-name="ce18" table:number-columns-repeated="1001"/>
          <table:table-cell table:style-name="ce19" table:number-columns-repeated="5"/>
        </table:table-row>
        <table:table-row table:style-name="ro2">
          <table:table-cell table:style-name="ce2" office:value-type="string">
            <text:p>cycle</text:p>
          </table:table-cell>
          <table:table-cell table:style-name="ce7" office:value-type="string">
            <text:p>Statuswärme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30" office:value-type="float" office:value="1">
            <text:p>1</text:p>
          </table:table-cell>
          <table:table-cell table:style-name="ce33" office:value-type="string">
            <text:p>byte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00h<text:tab/>Brenner abschalten</text:p>
            <text:p>01h<text:tab/>keine Aktion</text:p>
            <text:p>55h<text:tab/>Brauchwasserbereitung</text:p>
            <text:p>AAh<text:tab/>Heizbetrieb</text:p>
            <text:p>CCh<text:tab/>Emisionskontrolle</text:p>
            <text:p>DDh<text:tab/>TÜV-Funktion</text:p>
            <text:p>Eeh<text:tab/>Reglerstop-Funktion</text:p>
            <text:p>66h<text:tab/>Brauchwasserbereitung bei Reglerstop-Funktion</text:p>
            <text:p>BBh<text:tab/>Brauchwasserbereitung bei Heizbetrieb</text:p>
            <text:p>44h<text:tab/>Reglerstop-Funktion bei stufigem Betrieb</text:p>
          </table:table-cell>
          <table:table-cell table:style-name="ce9" table:number-columns-repeated="3"/>
          <table:table-cell table:style-name="ce43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7"/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30" office:value-type="float" office:value="2">
            <text:p>2</text:p>
          </table:table-cell>
          <table:table-cell table:style-name="ce33" office:value-type="string">
            <text:p>byte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9" office:value-type="string">
            <text:p>00h<text:tab/>keine Aktion </text:p>
            <text:p>01h<text:tab/>Ausschalten Kesselpumpe </text:p>
            <text:p>02h<text:tab/>Einschalten Kesselpumpe </text:p>
            <text:p>03h<text:tab/>Ausschalten variabler <text:s/>Verbraucher</text:p>
            <text:p>04h<text:tab/>Einschalten variabler Verbraucher</text:p>
          </table:table-cell>
          <table:table-cell table:style-name="ce41" table:number-columns-repeated="2"/>
          <table:table-cell table:style-name="ce42"/>
          <table:table-cell table:style-name="ce43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30" office:value-type="float" office:value="3.4">
            <text:p>3,4</text:p>
          </table:table-cell>
          <table:table-cell table:style-name="ce33" office:value-type="string">
            <text:p>data2c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2"/>
          <table:table-cell table:style-name="ce41" office:value-type="string">
            <text:p>0-2000</text:p>
          </table:table-cell>
          <table:table-cell table:style-name="ce41" office:value-type="string">
            <text:p>°C</text:p>
          </table:table-cell>
          <table:table-cell table:style-name="ce42"/>
          <table:table-cell table:style-name="ce43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8" office:value-type="string">
            <text:p>Kesselsollwertdruck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30" office:value-type="float" office:value="5.6">
            <text:p>5,6</text:p>
          </table:table-cell>
          <table:table-cell table:style-name="ce33" office:value-type="string">
            <text:p>data2b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41" office:value-type="string">
            <text:p>0-100</text:p>
          </table:table-cell>
          <table:table-cell table:style-name="ce41" office:value-type="string">
            <text:p>bar</text:p>
          </table:table-cell>
          <table:table-cell table:style-name="ce42"/>
          <table:table-cell table:style-name="ce43"/>
          <table:table-cell table:style-name="ce4" table:number-columns-repeated="1000"/>
          <table:table-cell table:number-columns-repeated="5"/>
        </table:table-row>
        <table:table-row table:style-name="ro5">
          <table:table-cell table:style-name="ce2" office:value-type="string">
            <text:p>cycle</text:p>
          </table:table-cell>
          <table:table-cell table:style-name="ce9" office:value-type="string">
            <text:p>Stellgrad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30" office:value-type="float" office:value="7">
            <text:p>7</text:p>
          </table:table-cell>
          <table:table-cell table:style-name="ce33" office:value-type="string">
            <text:p>data1c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style-name="ce9" office:value-type="string">
            <text:p>0-100</text:p>
          </table:table-cell>
          <table:table-cell table:style-name="ce9" office:value-type="string">
            <text:p>%</text:p>
          </table:table-cell>
          <table:table-cell table:style-name="ce9" office:value-type="string">
            <text:p>ff</text:p>
          </table:table-cell>
          <table:table-cell table:style-name="ce43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temperatur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30" office:value-type="float" office:value="8">
            <text:p>8</text:p>
          </table:table-cell>
          <table:table-cell table:style-name="ce33" office:value-type="string">
            <text:p>data1c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9" office:value-type="string">
            <text:p>0-100</text:p>
          </table:table-cell>
          <table:table-cell table:style-name="ce9" office:value-type="string">
            <text:p>°C</text:p>
          </table:table-cell>
          <table:table-cell table:style-name="ce9" office:value-type="string">
            <text:p>ff</text:p>
          </table:table-cell>
          <table:table-cell table:style-name="ce43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9" office:value-type="string">
            <text:p>Brennstoffwahl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30" office:value-type="float" office:value="9">
            <text:p>9</text:p>
          </table:table-cell>
          <table:table-cell table:style-name="ce33" office:value-type="string">
            <text:p>bit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style-name="ce9" table:number-columns-repeated="2"/>
          <table:table-cell table:style-name="ce9" office:value-type="string">
            <text:p>ff</text:p>
          </table:table-cell>
          <table:table-cell table:style-name="ce43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8">
            <text:p>08</text:p>
          </table:table-cell>
          <table:table-cell table:style-name="ce1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26" office:value-type="string">
            <text:p>-</text:p>
          </table:table-cell>
          <table:table-cell table:style-name="ce30" office:value-type="float" office:value="1.2">
            <text:p>1,2</text:p>
          </table:table-cell>
          <table:table-cell table:style-name="ce33" office:value-type="string">
            <text:p>data2b</text:p>
          </table:table-cell>
          <table:table-cell table:style-name="ce26"/>
          <table:table-cell table:style-name="ce8" office:value-type="string">
            <text:p>Sollwertübertragung des Reglers an andere Regler</text:p>
          </table:table-cell>
          <table:table-cell table:style-name="ce9" table:number-columns-repeated="2"/>
          <table:table-cell table:style-name="ce9" office:value-type="string">
            <text:p>°C</text:p>
          </table:table-cell>
          <table:table-cell table:style-name="ce9"/>
          <table:table-cell table:style-name="ce43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8">
            <text:p>08</text:p>
          </table:table-cell>
          <table:table-cell table:style-name="ce1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26" office:value-type="string">
            <text:p>-</text:p>
          </table:table-cell>
          <table:table-cell table:style-name="ce30" office:value-type="float" office:value="3.4">
            <text:p>3,4</text:p>
          </table:table-cell>
          <table:table-cell table:style-name="ce34" office:value-type="string">
            <text:p>data2b</text:p>
          </table:table-cell>
          <table:table-cell table:style-name="ce36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3">
          <table:table-cell table:style-name="ce2" office:value-type="string">
            <text:p>cycle</text:p>
          </table:table-cell>
          <table:table-cell table:style-name="ce3" office:value-type="string">
            <text:p>Leistungszwa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8">
            <text:p>08</text:p>
          </table:table-cell>
          <table:table-cell table:style-name="ce1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26" office:value-type="string">
            <text:p>-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data1b</text:p>
          </table:table-cell>
          <table:table-cell table:style-name="ce36"/>
          <table:table-cell table:style-name="ce8" office:value-type="string">
            <text:p>Sollwertübertragung des Reglers an andere Regler</text:p>
          </table:table-cell>
          <table:table-cell table:style-name="ce38" office:value-type="string">
            <text:p>L_zwang </text:p>
            <text:p>-1..-100% </text:p>
            <text:p>-100% </text:p>
            <text:p>1.. 100% </text:p>
            <text:p>+100% </text:p>
          </table:table-cell>
          <table:table-cell table:style-name="ce12"/>
          <table:table-cell table:style-name="ce12" office:value-type="string">
            <text:p>%</text:p>
          </table:table-cell>
          <table:table-cell table:style-name="ce1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6">
          <table:table-cell table:style-name="ce2" office:value-type="string">
            <text:p>cycle</text:p>
          </table:table-cell>
          <table:table-cell table:style-name="ce3" office:value-type="string">
            <text:p>Statu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8">
            <text:p>08</text:p>
          </table:table-cell>
          <table:table-cell table:style-name="ce1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26" office:value-type="string">
            <text:p>-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bit</text:p>
          </table:table-cell>
          <table:table-cell table:style-name="ce36"/>
          <table:table-cell table:style-name="ce8" office:value-type="string">
            <text:p>Sollwertübertragung des Reglers an andere Regler</text:p>
          </table:table-cell>
          <table:table-cell table:style-name="ce38" office:value-type="string">
            <text:p>Bit0 = 1</text:p>
            <text:p>BWR_aktiv</text:p>
            <text:p>Bit1 = 1</text:p>
            <text:p>Heizkreis_aktiv</text:p>
          </table:table-cell>
          <table:table-cell table:style-name="ce12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8">
            <text:p>08</text:p>
          </table:table-cell>
          <table:table-cell table:style-name="ce1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26" office:value-type="string">
            <text:p>-</text:p>
          </table:table-cell>
          <table:table-cell table:style-name="ce30" office:value-type="float" office:value="7.8">
            <text:p>7,8</text:p>
          </table:table-cell>
          <table:table-cell table:style-name="ce34" office:value-type="string">
            <text:p>data2b</text:p>
          </table:table-cell>
          <table:table-cell table:style-name="ce36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float" office:value="1.2">
            <text:p>1,2</text:p>
          </table:table-cell>
          <table:table-cell table:style-name="ce34" office:value-type="string">
            <text:p>data2b</text:p>
          </table:table-cell>
          <table:table-cell table:style-name="ce36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12" office:value-type="string">
            <text:p>-50..+50</text:p>
          </table:table-cell>
          <table:table-cell table:style-name="ce12" office:value-type="string">
            <text:p>°C</text:p>
          </table:table-cell>
          <table:table-cell table:style-name="ce1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ek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BCD</text:p>
          </table:table-cell>
          <table:table-cell table:style-name="ce36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inut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BCD</text:p>
          </table:table-cell>
          <table:table-cell table:style-name="ce36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t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BCD</text:p>
          </table:table-cell>
          <table:table-cell table:style-name="ce36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23</text:p>
          </table:table-cell>
          <table:table-cell table:style-name="ce3" table:number-columns-repeated="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BCD</text:p>
          </table:table-cell>
          <table:table-cell table:style-name="ce36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31</text:p>
          </table:table-cell>
          <table:table-cell table:style-name="ce3" table:number-columns-repeated="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onat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BCD</text:p>
          </table:table-cell>
          <table:table-cell table:style-name="ce36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12</text:p>
          </table:table-cell>
          <table:table-cell table:style-name="ce3" table:number-columns-repeated="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Wochen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BCD</text:p>
          </table:table-cell>
          <table:table-cell table:style-name="ce36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7</text:p>
          </table:table-cell>
          <table:table-cell table:style-name="ce3" table:number-columns-repeated="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Jah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BCD</text:p>
          </table:table-cell>
          <table:table-cell table:style-name="ce36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0..99</text:p>
          </table:table-cell>
          <table:table-cell table:style-name="ce3" table:number-columns-repeated="2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0" office:value-type="string">
            <text:p>Block Nummer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byte</text:p>
          </table:table-cell>
          <table:table-cell table:style-name="ce36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LOCKNUMMER</text:p>
          </table:table-cell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8">
          <table:table-cell table:style-name="ce3" office:value-type="string">
            <text:p>cycle</text:p>
          </table:table-cell>
          <table:table-cell table:style-name="ce3" office:value-type="string">
            <text:p>Feuerungsautomatstatus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bit</text:p>
          </table:table-cell>
          <table:table-cell table:style-name="ce36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ei Fehler</text:p>
            <text:p>(Bit7 in M8 = 1)</text:p>
            <text:p>herstellerspezifischer</text:p>
            <text:p>Melde- oder Störcode.</text:p>
          </table:table-cell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11" office:value-type="string">
            <text:p>Feuerungsautomatzustand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bit</text:p>
          </table:table-cell>
          <table:table-cell table:style-name="ce36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StellgradKesselleistung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har</text:p>
          </table:table-cell>
          <table:table-cell table:style-name="ce36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</text:p>
            <text:p>00h..64h</text:p>
          </table:table-cell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essel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float" office:value="5">
            <text:p>5</text:p>
          </table:table-cell>
          <table:table-cell table:style-name="ce35" office:value-type="string">
            <text:p>data1c</text:p>
          </table:table-cell>
          <table:table-cell table:style-name="ce36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 00h..C8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Rücklauf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float" office:value="6">
            <text:p>6</text:p>
          </table:table-cell>
          <table:table-cell table:style-name="ce35" office:value-type="string">
            <text:p>char</text:p>
          </table:table-cell>
          <table:table-cell table:style-name="ce36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Boiler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float" office:value="7">
            <text:p>7</text:p>
          </table:table-cell>
          <table:table-cell table:style-name="ce35" office:value-type="string">
            <text:p>char</text:p>
          </table:table-cell>
          <table:table-cell table:style-name="ce36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Außen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sign char</text:p>
          </table:table-cell>
          <table:table-cell table:style-name="ce36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 E2h..32h</text:p>
          </table:table-cell>
          <table:table-cell table:style-name="ce3" office:value-type="string">
            <text:p>-30..50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3f</text:p>
          </table:table-cell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leistung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1.2">
            <text:p>1,2</text:p>
          </table:table-cell>
          <table:table-cell table:style-name="ce35" office:value-type="string">
            <text:p>data2b</text:p>
          </table:table-cell>
          <table:table-cell table:style-name="ce36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ErtragT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3">
            <text:p>3</text:p>
          </table:table-cell>
          <table:table-cell table:style-name="ce35" office:value-type="string">
            <text:p>char</text:p>
          </table:table-cell>
          <table:table-cell table:style-name="ce36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ErtragT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har</text:p>
          </table:table-cell>
          <table:table-cell table:style-name="ce36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har</text:p>
          </table:table-cell>
          <table:table-cell table:style-name="ce36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char</text:p>
          </table:table-cell>
          <table:table-cell table:style-name="ce36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M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char</text:p>
          </table:table-cell>
          <table:table-cell table:style-name="ce36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8">
            <text:p>8</text:p>
          </table:table-cell>
          <table:table-cell table:style-name="ce34"/>
          <table:table-cell table:style-name="ce36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9">
            <text:p>9</text:p>
          </table:table-cell>
          <table:table-cell table:style-name="ce34"/>
          <table:table-cell table:style-name="ce36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10">
            <text:p>10</text:p>
          </table:table-cell>
          <table:table-cell table:style-name="ce34"/>
          <table:table-cell table:style-name="ce36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11">
            <text:p>11</text:p>
          </table:table-cell>
          <table:table-cell table:style-name="ce34"/>
          <table:table-cell table:style-name="ce36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12">
            <text:p>12</text:p>
          </table:table-cell>
          <table:table-cell table:style-name="ce34"/>
          <table:table-cell table:style-name="ce36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float" office:value="13">
            <text:p>13</text:p>
          </table:table-cell>
          <table:table-cell table:style-name="ce34"/>
          <table:table-cell table:style-name="ce36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Pumpe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ar</text:p>
          </table:table-cell>
          <table:table-cell table:style-name="ce36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ar</text:p>
          </table:table-cell>
          <table:table-cell table:style-name="ce36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ollekto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float" office:value="3.4">
            <text:p>3,4</text:p>
          </table:table-cell>
          <table:table-cell table:style-name="ce34" office:value-type="string">
            <text:p>data2c</text:p>
          </table:table-cell>
          <table:table-cell table:style-name="ce36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WWSola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float" office:value="5.6">
            <text:p>5,6</text:p>
          </table:table-cell>
          <table:table-cell table:style-name="ce35" office:value-type="string">
            <text:p>data2c</text:p>
          </table:table-cell>
          <table:table-cell table:style-name="ce35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float" office:value="7">
            <text:p>7</text:p>
          </table:table-cell>
          <table:table-cell table:style-name="ce34"/>
          <table:table-cell table:style-name="ce36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float" office:value="8">
            <text:p>8</text:p>
          </table:table-cell>
          <table:table-cell table:style-name="ce34"/>
          <table:table-cell table:style-name="ce36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float" office:value="9">
            <text:p>9</text:p>
          </table:table-cell>
          <table:table-cell table:style-name="ce34"/>
          <table:table-cell table:style-name="ce36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float" office:value="10">
            <text:p>10</text:p>
          </table:table-cell>
          <table:table-cell table:style-name="ce34"/>
          <table:table-cell table:style-name="ce36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float" office:value="11">
            <text:p>11</text:p>
          </table:table-cell>
          <table:table-cell table:style-name="ce34"/>
          <table:table-cell table:style-name="ce36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tatusSola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0" office:value-type="float" office:value="1">
            <text:p>1</text:p>
          </table:table-cell>
          <table:table-cell table:style-name="ce35" office:value-type="string">
            <text:p>char</text:p>
          </table:table-cell>
          <table:table-cell table:style-name="ce35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0" office:value-type="float" office:value="2">
            <text:p>2</text:p>
          </table:table-cell>
          <table:table-cell table:style-name="ce35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MischerSoll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0" office:value-type="float" office:value="3.4">
            <text:p>3,4</text:p>
          </table:table-cell>
          <table:table-cell table:style-name="ce35" office:value-type="string">
            <text:p>data2b</text:p>
          </table:table-cell>
          <table:table-cell table:style-name="ce35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Raum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0" office:value-type="float" office:value="5">
            <text:p>5</text:p>
          </table:table-cell>
          <table:table-cell table:style-name="ce35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Default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0" office:value-type="float" office:value="6">
            <text:p>6</text:p>
          </table:table-cell>
          <table:table-cell table:style-name="ce35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ollWarmwasse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0" office:value-type="float" office:value="7">
            <text:p>7</text:p>
          </table:table-cell>
          <table:table-cell table:style-name="ce35" office:value-type="string">
            <text:p>data1c</text:p>
          </table:table-cell>
          <table:table-cell table:style-name="ce35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3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6" office:value-type="string">
            <text:p>07</text:p>
          </table:table-cell>
          <table:table-cell table:style-name="ce16" office:value-type="string">
            <text:p>76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18"/>
          <table:table-cell table:style-name="ce28"/>
          <table:table-cell table:style-name="ce31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17" office:value-type="string">
            <text:p>08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28" table:number-columns-repeated="2"/>
          <table:table-cell table:style-name="ce18"/>
          <table:table-cell table:style-name="ce28"/>
          <table:table-cell table:style-name="ce37"/>
          <table:table-cell table:style-name="ce39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17" office:value-type="string">
            <text:p>71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23</text:p>
          </table:table-cell>
          <table:table-cell table:style-name="ce16" office:value-type="string">
            <text:p>09</text:p>
          </table:table-cell>
          <table:table-cell table:style-name="ce28" table:number-columns-repeated="2"/>
          <table:table-cell table:style-name="ce18"/>
          <table:table-cell table:style-name="ce28"/>
          <table:table-cell table:style-name="ce37"/>
          <table:table-cell table:style-name="ce39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21" office:value-type="string">
            <text:p>fe</text:p>
          </table:table-cell>
          <table:table-cell table:style-name="ce25" office:value-type="string">
            <text:p>50</text:p>
          </table:table-cell>
          <table:table-cell table:style-name="ce25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28"/>
          <table:table-cell table:style-name="ce31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21" office:value-type="string">
            <text:p>fe</text:p>
          </table:table-cell>
          <table:table-cell table:style-name="ce25" office:value-type="string">
            <text:p>50</text:p>
          </table:table-cell>
          <table:table-cell table:style-name="ce25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28"/>
          <table:table-cell table:style-name="ce31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71</text:p>
          </table:table-cell>
          <table:table-cell table:style-name="ce17" office:value-type="string">
            <text:p>30</text:p>
          </table:table-cell>
          <table:table-cell table:style-name="ce25" office:value-type="string">
            <text:p>50</text:p>
          </table:table-cell>
          <table:table-cell table:style-name="ce25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Default" table:number-columns-repeated="5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 table:number-columns-repeated="2"/>
          <table:table-cell table:style-name="Default" table:number-columns-repeated="10"/>
          <table:table-cell table:style-name="ce4" table:number-columns-repeated="1008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Default" table:number-columns-repeated="10"/>
          <table:table-cell table:style-name="ce4"/>
          <table:table-cell table:number-columns-repeated="1009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1"/>
          <table:table-cell/>
          <table:table-cell table:style-name="ce28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1"/>
          <table:table-cell/>
          <table:table-cell table:style-name="ce28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1"/>
          <table:table-cell table:style-name="ce28"/>
          <table:table-cell table:style-name="ce4" table:number-columns-repeated="2"/>
          <table:table-cell table:number-columns-repeated="1009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1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1"/>
          <table:table-cell table:style-name="ce28"/>
          <table:table-cell table:number-columns-repeated="1011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1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7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1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1" table:number-rows-repeated="20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6"/>
          <table:table-cell table:style-name="ce4"/>
          <table:table-cell table:style-name="ce18" table:number-columns-repeated="6"/>
          <table:table-cell table:style-name="ce28"/>
          <table:table-cell table:style-name="ce31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28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2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28" table:number-columns-repeated="2"/>
          <table:table-cell table:style-name="ce37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28" table:number-columns-repeated="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 table:style-name="ce28" table:number-columns-repeated="3"/>
          <table:table-cell table:style-name="ce4" table:number-columns-repeated="1009"/>
          <table:table-cell table:number-columns-repeated="2"/>
        </table:table-row>
        <table:table-row table:style-name="ro11" table:number-rows-repeated="5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28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18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65342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1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1" table:number-rows-repeated="983092">
          <table:table-cell table:number-columns-repeated="1022"/>
        </table:table-row>
        <table:table-row table:style-name="ro11">
          <table:table-cell table:number-columns-repeated="1022"/>
        </table:table-row>
      </table:table>
      <table:database-ranges>
        <table:database-range table:target-range-address="'Wolf EBus Config'.A1:'Wolf EBus Config'.P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10.01.2013</text:date>, <text:time>20:55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ko Hirsch</meta:initial-creator>
    <meta:creation-date>2012-11-27T13:02:48</meta:creation-date>
    <dc:date>2013-01-10T20:55:26</dc:date>
    <dc:creator>Moritz Engel</dc:creator>
    <meta:editing-duration>P2DT23H2M8S</meta:editing-duration>
    <meta:editing-cycles>47</meta:editing-cycles>
    <meta:generator>LibreOffice/3.3$Linux LibreOffice_project/330m19$Build-401</meta:generator>
    <meta:document-statistic meta:table-count="1" meta:cell-count="669" meta:object-count="0"/>
  </office:meta>
</office:document-meta>
</file>